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152002" officeooo:paragraph-rsid="00152002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weight="bold" officeooo:rsid="00152002" officeooo:paragraph-rsid="00152002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Calibri Light" fo:font-size="10.5pt" fo:font-weight="normal" officeooo:rsid="0016405d" officeooo:paragraph-rsid="0016405d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style:font-name="Calibri Light" fo:font-size="10.5pt" fo:font-weight="normal" officeooo:rsid="0016405d" officeooo:paragraph-rsid="00192473" style:font-size-asian="10.5pt" style:font-weight-asian="normal" style:font-size-complex="10.5pt" style:font-weight-complex="normal"/>
    </style:style>
    <style:style style:name="P5" style:family="paragraph" style:parent-style-name="Standard" style:list-style-name="L1">
      <style:paragraph-properties fo:line-height="115%" fo:text-align="start" style:justify-single-word="false"/>
      <style:text-properties officeooo:paragraph-rsid="0016405d"/>
    </style:style>
    <style:style style:name="P6" style:family="paragraph" style:parent-style-name="Standard" style:list-style-name="L1">
      <style:paragraph-properties fo:line-height="115%" fo:text-align="start" style:justify-single-word="false"/>
      <style:text-properties officeooo:paragraph-rsid="00192473"/>
    </style:style>
    <style:style style:name="P7" style:family="paragraph" style:parent-style-name="Standard" style:list-style-name="L1">
      <style:paragraph-properties fo:line-height="115%" fo:text-align="start" style:justify-single-word="false"/>
      <style:text-properties officeooo:paragraph-rsid="001abf7e"/>
    </style:style>
    <style:style style:name="P8" style:family="paragraph" style:parent-style-name="Standard">
      <style:paragraph-properties fo:line-height="115%" fo:text-align="start" style:justify-single-word="false"/>
      <style:text-properties officeooo:paragraph-rsid="0016405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ibri Light" fo:font-size="6pt" fo:font-weight="normal" officeooo:rsid="0015ba99" officeooo:paragraph-rsid="0015ba99" style:font-size-asian="5.25pt" style:font-weight-asian="normal" style:font-size-complex="6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libri Light" fo:font-size="6pt" fo:font-weight="normal" officeooo:rsid="0015ba99" officeooo:paragraph-rsid="00192473" style:font-size-asian="5.25pt" style:font-weight-asian="normal" style:font-size-complex="6pt" style:font-weight-complex="normal"/>
    </style:style>
    <style:style style:name="P11" style:family="paragraph" style:parent-style-name="Standard" style:list-style-name="L1">
      <style:paragraph-properties fo:line-height="115%" fo:text-align="start" style:justify-single-word="false"/>
      <style:text-properties style:font-name="Calibri Light" fo:font-size="10.5pt" fo:font-weight="normal" officeooo:rsid="0015ba99" officeooo:paragraph-rsid="00192473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Calibri Light" fo:font-size="10.5pt" fo:font-weight="normal" officeooo:rsid="0015ba99" officeooo:paragraph-rsid="0016405d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libri Light" fo:font-size="11pt" fo:font-weight="bold" officeooo:paragraph-rsid="00152002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size="11pt" fo:font-weight="bold" officeooo:rsid="00152002" officeooo:paragraph-rsid="00152002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1pt" officeooo:paragraph-rsid="001abf7e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b87a" style:font-weight-asian="normal" style:font-weight-complex="normal"/>
    </style:style>
    <style:style style:name="T3" style:family="text">
      <style:text-properties style:font-name="Calibri Light" fo:font-weight="bold" officeooo:rsid="00152002" style:font-weight-asian="bold" style:font-weight-complex="bold"/>
    </style:style>
    <style:style style:name="T4" style:family="text">
      <style:text-properties style:font-name="Calibri Light" fo:font-weight="bold" officeooo:rsid="00192473" style:font-weight-asian="bold" style:font-weight-complex="bold"/>
    </style:style>
    <style:style style:name="T5" style:family="text">
      <style:text-properties style:font-name="Calibri Light" fo:font-weight="bold" officeooo:rsid="0017e8d6" style:font-weight-asian="bold" style:font-weight-complex="bold"/>
    </style:style>
    <style:style style:name="T6" style:family="text">
      <style:text-properties style:font-name="Calibri Light" fo:font-weight="bold" officeooo:rsid="0016405d" style:font-weight-asian="bold" style:font-weight-complex="bold"/>
    </style:style>
    <style:style style:name="T7" style:family="text">
      <style:text-properties style:font-name="Calibri Light" fo:font-weight="bold" officeooo:rsid="001ab87a" style:font-weight-asian="bold" style:font-weight-complex="bold"/>
    </style:style>
    <style:style style:name="T8" style:family="text">
      <style:text-properties style:font-name="Calibri Light" fo:font-weight="bold" officeooo:rsid="001abf7e" style:font-weight-asian="bold" style:font-weight-complex="bold"/>
    </style:style>
    <style:style style:name="T9" style:family="text">
      <style:text-properties style:font-name="Calibri Light" fo:font-weight="normal" officeooo:rsid="00152002" style:font-weight-asian="normal" style:font-weight-complex="normal"/>
    </style:style>
    <style:style style:name="T10" style:family="text">
      <style:text-properties style:font-name="Calibri Light" fo:font-weight="normal" officeooo:rsid="0015ba99" style:font-weight-asian="normal" style:font-weight-complex="normal"/>
    </style:style>
    <style:style style:name="T11" style:family="text">
      <style:text-properties style:font-name="Calibri Light" fo:font-weight="normal" officeooo:rsid="0016405d" style:font-weight-asian="normal" style:font-weight-complex="normal"/>
    </style:style>
    <style:style style:name="T12" style:family="text">
      <style:text-properties style:font-name="Calibri Light" fo:font-weight="normal" officeooo:rsid="0017e8d6" style:font-weight-asian="normal" style:font-weight-complex="normal"/>
    </style:style>
    <style:style style:name="T13" style:family="text">
      <style:text-properties style:font-name="Calibri Light" fo:font-weight="normal" officeooo:rsid="00192473" style:font-weight-asian="normal" style:font-weight-complex="normal"/>
    </style:style>
    <style:style style:name="T14" style:family="text">
      <style:text-properties style:font-name="Calibri Light" fo:font-weight="normal" officeooo:rsid="001ab87a" style:font-weight-asian="normal" style:font-weight-complex="normal"/>
    </style:style>
    <style:style style:name="T15" style:family="text">
      <style:text-properties style:font-name="Calibri Light" fo:font-weight="normal" officeooo:rsid="001abf7e" style:font-weight-asian="normal" style:font-weight-complex="normal"/>
    </style:style>
    <style:style style:name="T16" style:family="text">
      <style:text-properties style:font-name="Calibri Light" fo:font-size="10.5pt" fo:font-weight="normal" officeooo:rsid="00152002" style:font-size-asian="10.5pt" style:font-weight-asian="normal" style:font-size-complex="10.5pt" style:font-weight-complex="normal"/>
    </style:style>
    <style:style style:name="T17" style:family="text">
      <style:text-properties style:font-name="Calibri Light" fo:font-size="10.5pt" fo:font-weight="normal" officeooo:rsid="0015ba99" style:font-size-asian="10.5pt" style:font-weight-asian="normal" style:font-size-complex="10.5pt" style:font-weight-complex="normal"/>
    </style:style>
    <style:style style:name="T18" style:family="text">
      <style:text-properties style:font-name="Calibri Light" fo:font-size="10.5pt" fo:font-weight="normal" officeooo:rsid="0016405d" style:font-size-asian="10.5pt" style:font-weight-asian="normal" style:font-size-complex="10.5pt" style:font-weight-complex="normal"/>
    </style:style>
    <style:style style:name="T19" style:family="text">
      <style:text-properties style:font-name="Calibri Light" fo:font-size="10.5pt" fo:font-weight="normal" officeooo:rsid="00192473" style:font-size-asian="10.5pt" style:font-weight-asian="normal" style:font-size-complex="10.5pt" style:font-weight-complex="normal"/>
    </style:style>
    <style:style style:name="T20" style:family="text">
      <style:text-properties style:font-name="Calibri Light" fo:font-size="10.5pt" fo:font-weight="normal" officeooo:rsid="001abf7e" style:font-size-asian="10.5pt" style:font-weight-asian="normal" style:font-size-complex="10.5pt" style:font-weight-complex="normal"/>
    </style:style>
    <style:style style:name="T21" style:family="text">
      <style:text-properties officeooo:rsid="0016405d"/>
    </style:style>
    <style:style style:name="T22" style:family="text">
      <style:text-properties officeooo:rsid="00152002"/>
    </style:style>
    <style:style style:name="T23" style:family="text">
      <style:text-properties officeooo:rsid="00192473"/>
    </style:style>
    <style:style style:name="T24" style:family="text">
      <style:text-properties officeooo:rsid="001abf7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21">Complejos </text:span>- Sistemas Raid</text:p>
      <text:p text:style-name="P13"/>
      <text:p text:style-name="P14"><text:span text:style-name="T1">Realiza los siguientes ejercicios </text:span><text:span text:style-name="T2">de sistemas Raid utilizando el número de discos que indique cada ejercicio</text:span><text:span text:style-name="T1">.</text:span></text:p>
      <text:p text:style-name="P2"/>
      <text:p text:style-name="P15"><text:span text:style-name="T3">Ejercicio 1.- </text:span><text:span text:style-name="T9">Dibuja la estructura de un sistema </text:span><text:span text:style-name="T3">RAID </text:span><text:span text:style-name="T8">1</text:span><text:span text:style-name="T6">+</text:span><text:span text:style-name="T8">0</text:span><text:span text:style-name="T9"> </text:span><text:span text:style-name="T8">con 8 discos duros </text:span><text:span text:style-name="T9">que almacene </text:span><text:span text:style-name="T10">los siguientes </text:span><text:span text:style-name="T9">datos:</text:span></text:p>
      <text:list xml:id="list2295752646" text:style-name="L1">
        <text:list-item>
          <text:p text:style-name="P5"><text:span text:style-name="T16">B</text:span><text:span text:style-name="T17">loque A: A1 – A</text:span><text:span text:style-name="T20">4</text:span></text:p>
        </text:list-item>
        <text:list-item>
          <text:p text:style-name="P5"><text:span text:style-name="T16">B</text:span><text:span text:style-name="T17">loque B: B1 – B</text:span><text:span text:style-name="T20">9</text:span></text:p>
        </text:list-item>
        <text:list-item>
          <text:p text:style-name="P5"><text:span text:style-name="T16">B</text:span><text:span text:style-name="T17">loque C: C1 – C</text:span><text:span text:style-name="T20">5</text:span></text:p>
        </text:list-item>
      </text:list>
      <text:p text:style-name="P3"/>
      <text:list xml:id="list94912761815388" text:continue-numbering="true" text:style-name="L1">
        <text:list-header>
          <text:p text:style-name="P9"/>
        </text:list-header>
      </text:list>
      <text:p text:style-name="P15"><text:span text:style-name="T3">Ejercicio 2.-</text:span><text:span text:style-name="T9"> Dibuja la estructura de un sistema </text:span><text:span text:style-name="T3">RAID </text:span><text:span text:style-name="T5">3</text:span><text:span text:style-name="T6">+</text:span><text:span text:style-name="T7">0</text:span><text:span text:style-name="T9"> </text:span><text:span text:style-name="T8">con</text:span><text:span text:style-name="T15"> </text:span><text:span text:style-name="T8">10 discos duros</text:span><text:span text:style-name="T15"> </text:span><text:span text:style-name="T8"><text:s/></text:span><text:span text:style-name="T9">que almacene </text:span><text:span text:style-name="T10">los siguientes </text:span><text:span text:style-name="T9">datos:</text:span></text:p>
      <text:list xml:id="list94912628024929" text:continue-numbering="true" text:style-name="L1">
        <text:list-item>
          <text:p text:style-name="P5"><text:span text:style-name="T16">B</text:span><text:span text:style-name="T17">loque A: A1 – A</text:span><text:span text:style-name="T20">2</text:span></text:p>
        </text:list-item>
        <text:list-item>
          <text:p text:style-name="P5"><text:span text:style-name="T16">B</text:span><text:span text:style-name="T17">loque B: B1 – B</text:span><text:span text:style-name="T20">2</text:span></text:p>
        </text:list-item>
        <text:list-item>
          <text:p text:style-name="P5"><text:span text:style-name="T16">B</text:span><text:span text:style-name="T17">loque C: C1 – C</text:span><text:span text:style-name="T20">12</text:span></text:p>
        </text:list-item>
      </text:list>
      <text:p text:style-name="P8"><text:span text:style-name="T19"/></text:p>
      <text:p text:style-name="P15"><text:span text:style-name="T3">Ejercicio </text:span><text:span text:style-name="T8">3</text:span><text:span text:style-name="T3">.-</text:span><text:span text:style-name="T9"> Dibuja la estructura de un sistema </text:span><text:span text:style-name="T3">RAID </text:span><text:span text:style-name="T8">5</text:span><text:span text:style-name="T6">+</text:span><text:span text:style-name="T5">1</text:span><text:span text:style-name="T9"> </text:span><text:span text:style-name="T8">con 9 discos duros </text:span><text:span text:style-name="T9">que almacene </text:span><text:span text:style-name="T10">los siguientes </text:span><text:span text:style-name="T9">datos:</text:span></text:p>
      <text:list xml:id="list94912672914261" text:continue-numbering="true" text:style-name="L1">
        <text:list-item>
          <text:p text:style-name="P7"><text:span text:style-name="T16">B</text:span><text:span text:style-name="T17">loque A: A1 – A</text:span><text:span text:style-name="T20">8</text:span></text:p>
        </text:list-item>
        <text:list-item>
          <text:p text:style-name="P7"><text:span text:style-name="T16">B</text:span><text:span text:style-name="T17">loque B: B1 – B</text:span><text:span text:style-name="T20">8</text:span></text:p>
        </text:list-item>
        <text:list-item>
          <text:p text:style-name="P7"><text:span text:style-name="T16">B</text:span><text:span text:style-name="T17">loque C: C1 – C</text:span><text:span text:style-name="T20">4</text:span></text:p>
        </text:list-item>
      </text:list>
      <text:p text:style-name="P12"/>
      <text:p text:style-name="P15"><text:span text:style-name="T3">Ejercicio </text:span><text:span text:style-name="T8">4</text:span><text:span text:style-name="T3">.- </text:span><text:span text:style-name="T9">Dibuja la estructura de un sistema </text:span><text:span text:style-name="T3">RAID </text:span><text:span text:style-name="T5">5</text:span><text:span text:style-name="T6">+</text:span><text:span text:style-name="T5">0</text:span><text:span text:style-name="T6">+</text:span><text:span text:style-name="T5">1</text:span><text:span text:style-name="T9"> </text:span><text:span text:style-name="T8">con 24 discos duros </text:span><text:span text:style-name="T9">que almacene </text:span><text:span text:style-name="T10">los siguientes </text:span><text:span text:style-name="T9">datos:</text:span></text:p>
      <text:list xml:id="list94913544894463" text:continue-numbering="true" text:style-name="L1">
        <text:list-item>
          <text:p text:style-name="P6"><text:span text:style-name="T16">B</text:span><text:span text:style-name="T17">loque A: A1 – A</text:span><text:span text:style-name="T20">3</text:span></text:p>
        </text:list-item>
        <text:list-item>
          <text:p text:style-name="P6"><text:span text:style-name="T16">B</text:span><text:span text:style-name="T17">loque B: B1 – B</text:span><text:span text:style-name="T20">9</text:span></text:p>
        </text:list-item>
        <text:list-item>
          <text:p text:style-name="P6"><text:span text:style-name="T16">B</text:span><text:span text:style-name="T17">loque C: C1 – C</text:span><text:span text:style-name="T20">4</text:span></text:p>
        </text:list-item>
      </text:list>
      <text:p text:style-name="P4"/>
      <text:list xml:id="list94913848457412" text:continue-numbering="true" text:style-name="L1">
        <text:list-header>
          <text:p text:style-name="P10"/>
        </text:list-header>
      </text:list>
      <text:p text:style-name="P15"><text:span text:style-name="T3">Ejercicio </text:span><text:span text:style-name="T8">5</text:span><text:span text:style-name="T3">.-</text:span><text:span text:style-name="T9"> Dibuja la estructura de un sistema </text:span><text:span text:style-name="T3">RAID </text:span><text:span text:style-name="T5">3</text:span><text:span text:style-name="T6">+</text:span><text:span text:style-name="T7">0</text:span><text:span text:style-name="T6">+</text:span><text:span text:style-name="T7">1</text:span><text:span text:style-name="T9"> </text:span><text:span text:style-name="T8">con</text:span><text:span text:style-name="T15"> </text:span><text:span text:style-name="T8">18 discos duros</text:span><text:span text:style-name="T9"> que almacene </text:span><text:span text:style-name="T10">los siguientes </text:span><text:span text:style-name="T9">datos:</text:span></text:p>
      <text:list xml:id="list94913018116160" text:continue-numbering="true" text:style-name="L1">
        <text:list-item>
          <text:p text:style-name="P6"><text:span text:style-name="T16">B</text:span><text:span text:style-name="T17">loque A: A1 – A</text:span><text:span text:style-name="T20">7</text:span></text:p>
        </text:list-item>
        <text:list-item>
          <text:p text:style-name="P6"><text:span text:style-name="T16">B</text:span><text:span text:style-name="T17">loque B: B1 – B</text:span><text:span text:style-name="T20">2</text:span></text:p>
        </text:list-item>
        <text:list-item>
          <text:p text:style-name="P11"><text:span text:style-name="T22">B</text:span>loque C: C1 – C<text:span text:style-name="T24">1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24T12:38:20.547000000</meta:creation-date>
    <dc:date>2024-01-10T09:49:11.910000000</dc:date>
    <meta:editing-duration>PT35M17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4" meta:word-count="193" meta:character-count="982" meta:non-whitespace-character-count="812"/>
  </office:meta>
</office:document-meta>
</file>